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gr20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19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10.182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10.182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7.137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133cm" svg:height="1.063cm" svg:x="6.5cm" svg:y="6.787cm">
          <text:list text:style-name="L1">
            <text:list-header>
              <text:p text:style-name="P3"><text:span text:style-name="T1">n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5.737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133cm" svg:height="1.063cm" svg:x="5.1cm" svg:y="2.687cm">
          <text:list text:style-name="L1">
            <text:list-header>
              <text:p text:style-name="P3"><text:span text:style-name="T1">n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5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8.504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.133cm" svg:height="1.063cm" svg:x="7.867cm" svg:y="2.787cm">
          <text:list text:style-name="L1">
            <text:list-header>
              <text:p text:style-name="P3"><text:span text:style-name="T1">n</text:span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1.133cm" svg:height="1.063cm" svg:x="9cm" svg:y="1.5cm">
          <text:list text:style-name="L1">
            <text:list-header>
              <text:p text:style-name="P3"><text:span text:style-name="T1">n</text:span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212cm" svg:height="0.212cm" svg:x="9.78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20H6M48S</meta:editing-duration>
    <meta:editing-cycles>5</meta:editing-cycles>
    <meta:generator>OpenOffice.org/3.3$Unix OpenOffice.org_project/330m20$Build-9567</meta:generator>
    <meta:initial-creator>Alberto Montresor</meta:initial-creator>
    <dc:date>2011-10-25T15:17:07</dc:date>
    <dc:creator>Alberto Montresor</dc:creator>
    <meta:document-statistic meta:object-count="46"/>
  </office:meta>
</office:document-meta>
</file>